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1baca1" officeooo:paragraph-rsid="001baca1" style:font-size-asian="15pt" style:font-size-complex="15pt"/>
    </style:style>
    <style:style style:name="P2" style:family="paragraph" style:parent-style-name="Standard">
      <style:text-properties style:font-name="Arial" fo:font-size="20pt" officeooo:rsid="001baca1" officeooo:paragraph-rsid="001baca1" style:font-size-asian="20pt" style:font-size-complex="20pt"/>
    </style:style>
    <style:style style:name="T1" style:family="text">
      <style:text-properties officeooo:rsid="001d0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zy projektu:</text:p>
      <text:p text:style-name="P1">Grzegorz Michorczyk,</text:p>
      <text:p text:style-name="P1">Rafał Pocześniok,</text:p>
      <text:p text:style-name="P1">Bart<text:span text:style-name="T1">ek</text:span> Raczyński,</text:p>
      <text:p text:style-name="P1">Michał Bujko,</text:p>
      <text:p text:style-name="P1">Darek Stor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34:09.918000000</meta:creation-date>
    <dc:date>2019-06-22T22:39:33.281000000</dc:date>
    <meta:editing-duration>PT5M15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6" meta:word-count="12" meta:character-count="96" meta:non-whitespace-character-count="90"/>
  </office:meta>
</office:document-meta>
</file>